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Franklin Gothic Book"/>
    </style:style>
    <style:style style:name="P2" style:family="paragraph" style:parent-style-name="Standard">
      <style:text-properties style:font-name="Franklin Gothic Book" fo:font-size="12pt" style:font-size-asian="12pt"/>
    </style:style>
    <style:style style:name="P3" style:family="paragraph" style:parent-style-name="Standard">
      <style:text-properties style:font-name="Franklin Gothic Book" fo:font-size="9pt" style:font-size-asian="9pt" style:font-size-complex="8pt"/>
    </style:style>
    <style:style style:name="P4" style:family="paragraph" style:parent-style-name="Standard">
      <style:text-properties style:font-name="Franklin Gothic Book" fo:font-size="9pt" style:font-size-asian="9pt" style:font-size-complex="9pt"/>
    </style:style>
    <style:style style:name="P5" style:family="paragraph" style:parent-style-name="Standard">
      <style:text-properties style:font-name="Franklin Gothic Book" fo:font-size="10pt" style:font-size-asian="10pt" style:font-size-complex="9pt"/>
    </style:style>
    <style:style style:name="P6" style:family="paragraph" style:parent-style-name="Standard">
      <style:text-properties fo:text-transform="uppercase" style:font-name="Franklin Gothic Book" fo:font-size="10pt" style:font-size-asian="10pt" style:font-size-complex="9pt"/>
    </style:style>
    <style:style style:name="P7" style:family="paragraph" style:parent-style-name="Standard">
      <style:text-properties fo:text-transform="uppercase" fo:color="#808080" style:font-name="Franklin Gothic Book"/>
    </style:style>
    <style:style style:name="P8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0071in solid #00000a"/>
    </style:style>
    <style:style style:name="P9" style:family="paragraph" style:parent-style-name="resume_20_list">
      <style:paragraph-properties fo:margin-left="0in" fo:margin-right="0.2in" fo:text-indent="0in" style:auto-text-indent="false"/>
    </style:style>
    <style:style style:name="P10" style:family="paragraph" style:parent-style-name="resume_20_header">
      <style:paragraph-properties fo:break-before="page"/>
    </style:style>
    <style:style style:name="T1" style:family="text">
      <style:text-properties fo:text-transform="uppercase" style:font-name="Franklin Gothic Book" fo:font-size="20pt" style:font-size-asian="20pt"/>
    </style:style>
    <style:style style:name="T2" style:family="text">
      <style:text-properties fo:text-transform="uppercase" style:font-name="Franklin Gothic Book" style:font-size-complex="10pt"/>
    </style:style>
    <style:style style:name="T3" style:family="text">
      <style:text-properties fo:text-transform="uppercase" style:font-name="Franklin Gothic Book" fo:font-size="10pt" style:font-size-asian="10pt" style:font-size-complex="9pt"/>
    </style:style>
    <style:style style:name="T4" style:family="text">
      <style:text-properties fo:text-transform="uppercase" style:font-name="Franklin Gothic Book" fo:font-size="10pt" fo:font-weight="bold" style:font-size-asian="10pt" style:font-weight-asian="bold" style:font-size-complex="9pt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style:font-name="Franklin Gothic Book" fo:font-size="20pt" style:font-size-asian="20pt" style:font-size-complex="10pt"/>
    </style:style>
    <style:style style:name="T7" style:family="text">
      <style:text-properties style:font-name="Franklin Gothic Book" fo:font-size="10pt" style:font-size-asian="10pt" style:font-size-complex="9pt"/>
    </style:style>
    <style:style style:name="T8" style:family="text">
      <style:text-properties style:font-name="Franklin Gothic Book" fo:font-size="9pt" style:font-size-asian="9pt" style:font-size-complex="9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style:font-size-asian="12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athan Burks, CBET, CRES</text:span><text:span text:style-name="T6"> </text:span></text:p>
      <text:p text:style-name="Standard"><text:span text:style-name="T2">1316 Luscombe Dr, Toledo, OH 43614<text:tab/>419.266.6046 <text:s text:c="2"/><text:tab/><text:tab/>NATE.BURKS@GMAIL.COM</text:span></text:p>
      <text:p text:style-name="P2"/>
      <text:p text:style-name="resume_20_header"><text:span text:style-name="T9">Objective</text:span></text:p>
      <text:p text:style-name="Standard"><text:span text:style-name="T7">Seeking opportunities to develop full stack web applications to serve the healthcare community, to improve patient experience and outcomes and assist technicians in the service of technology serving patients.</text:span></text:p>
      <text:p text:style-name="P2"/>
      <text:p text:style-name="resume_20_header"><text:span text:style-name="T9">Experience</text:span></text:p>
      <text:p text:style-name="Standard"><text:span text:style-name="T3">nOVEMBER 2022 to present</text:span><text:span text:style-name="T7"><text:tab/></text:span><text:span text:style-name="T3"><text:tab/><text:tab/>100dEVS <text:tab/><text:tab/><text:tab/><text:tab/><text:tab/>LOS ANGELES, CA</text:span></text:p>
      <text:p text:style-name="Standard"><text:span text:style-name="T4">SOFTWARE ENGINEER </text:span></text:p>
      <text:p text:style-name="resume_20_list"><text:span text:style-name="T10"/></text:p>
      <text:p text:style-name="Standard"><text:span text:style-name="T3">APRIL 2018 to present</text:span><text:span text:style-name="T7"><text:tab/></text:span><text:span text:style-name="T3"><text:tab/><text:tab/><text:tab/>University of Toledo Medical Center<text:tab/><text:tab/>Toledo, OH</text:span></text:p>
      <text:p text:style-name="Standard"><text:span text:style-name="T4">rADIOLOGY eQUIPMENT eNGINEER</text:span></text:p>
      <text:p text:style-name="Standard"><text:span text:style-name="T4"/></text:p>
      <text:p text:style-name="Standard"><text:span text:style-name="T3">AUGUST 2016 to MAY 2020</text:span><text:span text:style-name="T7"><text:tab/></text:span><text:span text:style-name="T3"><text:tab/><text:tab/>OWENS COMMUNITY COLLEGE<text:tab/><text:tab/><text:tab/>Toledo, OH</text:span></text:p>
      <text:p text:style-name="Standard"><text:span text:style-name="T4">ADJUNCT PROFESSOR OF HEALTHCARE TECHNOLOGY MANGAGEMENT</text:span></text:p>
      <text:p text:style-name="P3"/>
      <text:p text:style-name="Standard"><text:span text:style-name="T3">July 2010 to June 2018<text:tab/><text:tab/><text:tab/>University of Toledo Medical Center<text:tab/><text:tab/>Toledo, OH</text:span></text:p>
      <text:p text:style-name="Standard"><text:span text:style-name="T4">Biomed Tech 2</text:span></text:p>
      <text:p text:style-name="P6"/>
      <text:p text:style-name="Standard"><text:span text:style-name="T3">Sept 2008 to July 2010<text:tab/><text:tab/><text:tab/>University of Toledo Medical Center<text:tab/><text:tab/>Toledo, OH</text:span></text:p>
      <text:p text:style-name="Standard"><text:span text:style-name="T4">Biomed Tech <text:s/>1</text:span></text:p>
      <text:p text:style-name="P6"/>
      <text:p text:style-name="P9"><text:span text:style-name="T3">May 2007 to Sept 2008</text:span><text:span text:style-name="T7"><text:tab/><text:tab/><text:tab/>ARAMARK CLINCAL TECHINCAL SERVICES<text:tab/><text:tab/>TIFFIN, OH</text:span></text:p>
      <text:p text:style-name="Standard"><text:span text:style-name="T4">Biomed Tech 1</text:span></text:p>
      <text:p text:style-name="P2"/>
      <text:p text:style-name="resume_20_header"><text:span text:style-name="T9">Training Courses Attended</text:span></text:p>
      <text:p text:style-name="Standard"><text:span text:style-name="T7">2009 <text:tab/>BBraun Dialog+</text:span></text:p>
      <text:p text:style-name="Standard"><text:span text:style-name="T7">2009 <text:tab/>Datex Ohmeda Avance</text:span></text:p>
      <text:p text:style-name="Standard"><text:span text:style-name="T7">2012 <text:tab/>OEC 9900 Elite</text:span></text:p>
      <text:p text:style-name="Standard"><text:span text:style-name="T7">2012 <text:tab/>GE Infinia with Hawkeye</text:span></text:p>
      <text:p text:style-name="Standard"><text:span text:style-name="T7">2013 <text:tab/>GE Innova</text:span></text:p>
      <text:p text:style-name="Standard"><text:span text:style-name="T7">2013 <text:tab/>Philips Allura Xper FD20</text:span></text:p>
      <text:p text:style-name="Standard"><text:span text:style-name="T7">2013 <text:tab/>Philips Gemini PET/CT</text:span></text:p>
      <text:p text:style-name="Standard"><text:span text:style-name="T7">2015 <text:tab/>Varian Truebeam</text:span></text:p>
      <text:p text:style-name="Standard"><text:span text:style-name="T7">2017<text:tab/>Siemens Symbio</text:span></text:p>
      <text:p text:style-name="Standard"><text:span text:style-name="T7">2018<text:tab/>Siemens SC2000</text:span></text:p>
      <text:p text:style-name="P2"/>
      <text:p text:style-name="resume_20_header"><text:span text:style-name="T9">Certifications</text:span></text:p>
      <text:p text:style-name="Standard"><text:span text:style-name="T7">2014 <text:tab/>CRES 429433</text:span></text:p>
      <text:p text:style-name="Standard"><text:span text:style-name="T7">2009 <text:tab/>CBET 429433</text:span></text:p>
      <text:p text:style-name="P2"/>
      <text:p text:style-name="resume_20_header"><text:span text:style-name="T9">Education</text:span></text:p>
      <text:p text:style-name="Standard"><text:span text:style-name="T3">June 2014 to present</text:span><text:span text:style-name="T7"><text:tab/><text:tab/><text:tab/>University of Toledo<text:tab/><text:tab/><text:tab/><text:tab/>Toledo, OH</text:span></text:p>
      <text:p text:style-name="Standard"><text:span text:style-name="T4">Electrical Engineering Technology </text:span></text:p>
      <text:p text:style-name="P5"/>
      <text:p text:style-name="Standard"><text:span text:style-name="T3">Jan 2005 to May 2007</text:span><text:span text:style-name="T7"><text:tab/><text:tab/><text:tab/>Owens Community College<text:tab/><text:tab/><text:tab/>Toledo, OH</text:span></text:p>
      <text:p text:style-name="Standard"><text:span text:style-name="T4">Associates of Applied Science in Biomedical Engineering Technology</text:span></text:p>
      <text:p text:style-name="P5"/>
      <text:p text:style-name="Standard"><text:span text:style-name="T7">1996 - 2000<text:tab/><text:tab/><text:tab/><text:tab/>Wright State University<text:tab/><text:tab/><text:tab/><text:tab/>Toledo, OH</text:span></text:p>
      <text:p text:style-name="P5"><text:span text:style-name="T5">Bachelor of Arts</text:span></text:p>
      <text:p text:style-name="P7"/>
      <text:p text:style-name="P10">Equipment Experience</text:p>
      <text:p text:style-name="Standard"><text:span text:style-name="T8">Linear Accelerator – Varian Truebeam, Varian Edge</text:span></text:p>
      <text:p text:style-name="Standard"><text:span text:style-name="T8">Interventional Xray – Philips FD20, GE Innova</text:span></text:p>
      <text:p text:style-name="Standard"><text:span text:style-name="T8">Radiology – OEC 9900, GE XR220AMX</text:span></text:p>
      <text:p text:style-name="Standard"><text:span text:style-name="T8">Nuclear Medicine – GE Infinia, Philips Gemini, GE Starcam</text:span></text:p>
      <text:p text:style-name="Standard"><text:span text:style-name="T8">Anesthesia – Datex Ohmeda Avance, Datex Ohmeda Aestiva</text:span></text:p>
      <text:p text:style-name="Standard"><text:span text:style-name="T8">ESU – Valley Lab, Conmed, Erbe</text:span></text:p>
      <text:p text:style-name="Standard"><text:span text:style-name="T8">Surgery Suite – Stryker</text:span></text:p>
      <text:p text:style-name="Standard"><text:span text:style-name="T8">Endoscopy – Olympus</text:span></text:p>
      <text:p text:style-name="Standard"><text:span text:style-name="T8">Scope Washers – Steris System 1, Medivators DSD</text:span></text:p>
      <text:p text:style-name="Standard"><text:span text:style-name="T8">Ventilators – Puritan Bennett 840, Drager Evita, Respironics V200</text:span></text:p>
      <text:p text:style-name="Standard"><text:span text:style-name="T8">Patient Monitoring – Philips MP and MX series, Spacelabs</text:span></text:p>
      <text:p text:style-name="Standard"><text:span text:style-name="T8">Patient Monitoring Network – Philips Classic PIIC, PIICiX, Cisco</text:span></text:p>
      <text:p text:style-name="Standard"><text:span text:style-name="T8">Infusion Pumps – Alaris</text:span></text:p>
      <text:p text:style-name="Standard"><text:span text:style-name="T8">Dialysis – Bbraun Dialog+, NxStage System 1, Marcor WRO300, Seimens RO</text:span></text:p>
      <text:p text:style-name="Standard"><text:span text:style-name="T8">Defibrillators – Physio Control LifePak 20, Zoll R Series</text:span></text:p>
      <text:p text:style-name="P1"/>
      <text:p text:style-name="resume_20_header">Committee participation</text:p>
      <text:p text:style-name="Standard"><text:span text:style-name="T8">Value Analysis </text:span></text:p>
      <text:p text:style-name="Standard"><text:span text:style-name="T8">Water Emergency Preparedness </text:span></text:p>
      <text:p text:style-name="Standard"><text:span text:style-name="T8">Infection Control</text:span></text:p>
      <text:p text:style-name="Standard"><text:span text:style-name="T8">Dialysis Quality</text:span></text:p>
      <text:p text:style-name="resume_20_header"/>
      <text:p text:style-name="resume_20_header">Project Participation</text:p>
      <text:p text:style-name="Standard"><text:span text:style-name="T8">Dialysis Unit Planning and Construction</text:span></text:p>
      <text:p text:style-name="Standard"><text:span text:style-name="T8">Physical Therapy Planning and Construction</text:span></text:p>
      <text:p text:style-name="Standard"><text:span text:style-name="T8">Biomed Shop Planning and Construction</text:span></text:p>
      <text:p text:style-name="Standard"><text:span text:style-name="T8">Linear Accelerator Planning and Construction</text:span></text:p>
      <text:p text:style-name="Standard"><text:span text:style-name="T8">Patient Monitoring Replacement</text:span></text:p>
      <text:p text:style-name="Standard"><text:span text:style-name="T8">Electronic Medical Records System Integration</text:span></text:p>
      <text:p text:style-name="Standard"><text:span text:style-name="T8">Two-way Radio System Replacement</text:span></text:p>
      <text:p text:style-name="Standard"><text:span text:style-name="T8">Kidney Guard Design and Fabrication (Dr. Gold)</text:span></text:p>
      <text:p text:style-name="Standard"><text:span text:style-name="T8">Post-Op Laryngeal Study by Phone (Dr. Baugh)</text:span></text:p>
      <text:p text:style-name="Standard"><text:span text:style-name="T8">Kenyan Dialysis Clinic Planning (Dr. Brickman and Dr. Malhotra)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Answer" style:family="paragraph" style:parent-style-name="Standard" style:default-outline-level="" style:list-style-name="">
      <style:text-properties fo:color="#000000" fo:font-size="12pt" style:font-size-asian="12pt" style:font-size-complex="12pt"/>
    </style:style>
    <style:style style:name="question" style:family="paragraph" style:parent-style-name="Standard" style:default-outline-level="" style:list-style-name="">
      <style:text-properties fo:color="#4f81bd" fo:font-size="10pt" fo:font-style="italic" style:font-size-asian="10pt" style:font-style-asian="italic" style:font-name-complex="Times New Roman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resume_20_list" style:display-name="resume list" style:family="paragraph" style:parent-style-name="List_20_Paragraph" style:default-outline-level="" style:list-style-name="">
      <style:paragraph-properties fo:margin-left="0.45in" fo:margin-right="0.2in" fo:text-indent="0in" style:auto-text-indent="false"/>
      <style:text-properties style:font-name="Franklin Gothic Book" fo:font-size="10pt" style:font-size-asian="10pt"/>
    </style:style>
    <style:style style:name="resume_20_header" style:display-name="resume header" style:family="paragraph" style:parent-style-name="Standard" style:default-outline-level="" style:list-style-name="">
      <style:paragraph-properties fo:line-height="125%"/>
      <style:text-properties fo:text-transform="uppercase" fo:color="#808080" style:font-name="Franklin Gothic Book"/>
    </style:style>
    <style:style style:name="Default_20_Paragraph_20_Font" style:display-name="Default Paragraph Font" style:family="text"/>
    <style:style style:name="Answer_20_Char" style:display-name="Answer Char" style:family="text" style:parent-style-name="Default_20_Paragraph_20_Font">
      <style:text-properties fo:color="#000000" fo:font-size="12pt" style:font-size-asian="12pt" style:font-size-complex="12pt"/>
    </style:style>
    <style:style style:name="question_20_Char" style:display-name="question Char" style:family="text" style:parent-style-name="Default_20_Paragraph_20_Font">
      <style:text-properties fo:color="#4f81bd" fo:font-size="10pt" fo:font-style="italic" style:font-size-asian="10pt" style:font-style-asian="italic" style:font-name-complex="Times New Roman" style:font-size-complex="10pt"/>
    </style:style>
    <style:style style:name="List_20_Paragraph_20_Char" style:display-name="List Paragraph Char" style:family="text" style:parent-style-name="Default_20_Paragraph_20_Font"/>
    <style:style style:name="resume_20_list_20_Char" style:display-name="resume list Char" style:family="text" style:parent-style-name="List_20_Paragraph_20_Char">
      <style:text-properties style:font-name="Franklin Gothic Book" fo:font-size="10pt" style:font-size-asian="10pt"/>
    </style:style>
    <style:style style:name="resume_20_header_20_Char" style:display-name="resume header Char" style:family="text" style:parent-style-name="Default_20_Paragraph_20_Font">
      <style:text-properties fo:text-transform="uppercase" fo:color="#808080" style:font-name="Franklin Gothic Book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0.7in" fo:margin-right="0.7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Burks</meta:initial-creator>
    <dc:creator>Nathan Burks</dc:creator>
    <meta:editing-cycles>13</meta:editing-cycles>
    <meta:print-date>2015-08-06T01:20:00</meta:print-date>
    <meta:creation-date>2018-01-23T14:39:00</meta:creation-date>
    <dc:date>2022-04-27T11:10:47.65</dc:date>
    <meta:editing-duration>PT22M1S</meta:editing-duration>
    <meta:generator>OpenOffice/4.1.10$Win32 OpenOffice.org_project/4110m2$Build-9807</meta:generator>
    <meta:document-statistic meta:table-count="0" meta:image-count="0" meta:object-count="0" meta:page-count="2" meta:paragraph-count="70" meta:word-count="395" meta:character-count="27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